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racker.getDocumentSupplied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racker.registerNeededResource( PS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racker.registerSuppliedResource( PS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Tracker.getDocumentNeeded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racker.notifyResourceUsageOnPage( Collection re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Tracker.notifyResourceUsageOnPage( PSResourc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Tracker.writeResources( boolean pageLevel , PSGenerator g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Tracker.notifyStartNew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racker.isResourceSupplied( PSResourc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